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Roboto Mono" svg:font-family="'Roboto Mono'"/>
    <style:font-face style:name="Roboto mono" svg:font-family="'Roboto mono'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font-name="Roboto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map style:condition="cell-content()&lt;0.5" style:apply-style-name="Good" style:base-cell-address="Sheet1.D4"/>
      <style:map style:condition="cell-content()&gt;=0.5" style:apply-style-name="Bad" style:base-cell-address="Sheet1.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ltraschallsensor</text:p>
          </table:table-cell>
          <table:covered-table-cell table:style-name="ce3"/>
          <table:covered-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Abweichung</text:p>
          </table:table-cell>
          <table:table-cell office:value-type="string" calcext:value-type="string">
            <text:p>AB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4.9" calcext:value-type="float">
            <text:p>14.9</text:p>
          </table:table-cell>
          <table:table-cell table:formula="of:=[.A4]-[.B4]" office:value-type="float" office:value="-0.9" calcext:value-type="float">
            <text:p>-0.9</text:p>
          </table:table-cell>
          <table:table-cell table:style-name="ce4" table:formula="of:=ABS([.C4])"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table:formula="of:=[.A5]-[.B5]" office:value-type="float" office:value="-0.699999999999999" calcext:value-type="float">
            <text:p>-0.699999999999999</text:p>
          </table:table-cell>
          <table:table-cell table:style-name="ce4" table:formula="of:=ABS([.C5])" office:value-type="float" office:value="0.699999999999999" calcext:value-type="float">
            <text:p>0.69999999999999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2.1" calcext:value-type="float">
            <text:p>12.1</text:p>
          </table:table-cell>
          <table:table-cell table:formula="of:=[.A6]-[.B6]" office:value-type="float" office:value="-0.0999999999999996" calcext:value-type="float">
            <text:p>-0.0999999999999996</text:p>
          </table:table-cell>
          <table:table-cell table:style-name="ce4" table:formula="of:=ABS([.C6])" office:value-type="float" office:value="0.0999999999999996" calcext:value-type="float">
            <text:p>0.099999999999999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 table:formula="of:=[.A7]-[.B7]" office:value-type="float" office:value="-0.300000000000001" calcext:value-type="float">
            <text:p>-0.300000000000001</text:p>
          </table:table-cell>
          <table:table-cell table:style-name="ce4" table:formula="of:=ABS([.C7])" office:value-type="float" office:value="0.300000000000001" calcext:value-type="float">
            <text:p>0.3000000000000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table:formula="of:=[.A8]-[.B8]" office:value-type="float" office:value="-0.300000000000001" calcext:value-type="float">
            <text:p>-0.300000000000001</text:p>
          </table:table-cell>
          <table:table-cell table:style-name="ce4" table:formula="of:=ABS([.C8])" office:value-type="float" office:value="0.300000000000001" calcext:value-type="float">
            <text:p>0.3000000000000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formula="of:=[.A9]-[.B9]" office:value-type="float" office:value="-0.0999999999999996" calcext:value-type="float">
            <text:p>-0.0999999999999996</text:p>
          </table:table-cell>
          <table:table-cell table:style-name="ce4" table:formula="of:=ABS([.C9])" office:value-type="float" office:value="0.0999999999999996" calcext:value-type="float">
            <text:p>0.099999999999999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table:formula="of:=[.A10]-[.B10]" office:value-type="float" office:value="-0.4" calcext:value-type="float">
            <text:p>-0.4</text:p>
          </table:table-cell>
          <table:table-cell table:style-name="ce4" table:formula="of:=ABS([.C10])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table:formula="of:=[.A11]-[.B11]" office:value-type="float" office:value="-0.2" calcext:value-type="float">
            <text:p>-0.2</text:p>
          </table:table-cell>
          <table:table-cell table:style-name="ce4" table:formula="of:=ABS([.C11])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table:formula="of:=[.A12]-[.B12]" office:value-type="float" office:value="-0.7" calcext:value-type="float">
            <text:p>-0.7</text:p>
          </table:table-cell>
          <table:table-cell table:style-name="ce4" table:formula="of:=ABS([.C12])" office:value-type="float" office:value="0.7" calcext:value-type="float">
            <text:p>0.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formula="of:=[.A13]-[.B13]" office:value-type="float" office:value="0" calcext:value-type="float">
            <text:p>0</text:p>
          </table:table-cell>
          <table:table-cell table:style-name="ce4" table:formula="of:=ABS([.C1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formula="of:=[.A14]-[.B14]" office:value-type="float" office:value="0.2" calcext:value-type="float">
            <text:p>0.2</text:p>
          </table:table-cell>
          <table:table-cell table:style-name="ce4" table:formula="of:=ABS([.C14])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table:formula="of:=[.A15]-[.B15]" office:value-type="float" office:value="-1.9" calcext:value-type="float">
            <text:p>-1.9</text:p>
          </table:table-cell>
          <table:table-cell table:style-name="ce4" table:formula="of:=ABS([.C15])"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formula="of:=[.A16]-[.B16]" office:value-type="float" office:value="-1.1" calcext:value-type="float">
            <text:p>-1.1</text:p>
          </table:table-cell>
          <table:table-cell table:style-name="ce4" table:formula="of:=ABS([.C16])"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7]-[.B17]" office:value-type="float" office:value="-3" calcext:value-type="float">
            <text:p>-3</text:p>
          </table:table-cell>
          <table:table-cell table:style-name="ce4" table:formula="of:=ABS([.C17])" office:value-type="float" office:value="3" calcext:value-type="float">
            <text:p>3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Lichtsensor</text:p>
          </table:table-cell>
          <table:covered-table-cell table:style-name="ce3"/>
          <table:covered-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string" calcext:value-type="string">
            <text:p>Passiv</text:p>
          </table:table-cell>
          <table:table-cell/>
        </table:table-row>
        <table:table-row table:style-name="ro2">
          <table:table-cell office:value-type="string" calcext:value-type="string">
            <text:p>Schwar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Weiß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oundsensor</text:p>
          </table:table-cell>
          <table:covered-table-cell table:style-name="ce3"/>
          <table:covered-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t</text:p>
          </table:table-cell>
          <table:table-cell office:value-type="string" calcext:value-type="string">
            <text:p>Messwert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calcext:conditional-formats>
          <calcext:conditional-format calcext:target-range-address="Sheet1.D4:Sheet1.D17">
            <calcext:condition calcext:apply-style-name="Good" calcext:value="&lt;0.5" calcext:base-cell-address="Sheet1.D4"/>
            <calcext:condition calcext:apply-style-name="Bad" calcext:value="&gt;=0.5" calcext:base-cell-address="Sheet1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Roboto Mono" svg:font-family="'Roboto Mono'"/>
    <style:font-face style:name="Roboto mono" svg:font-family="'Roboto mon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9:40:16.551709655</meta:creation-date>
    <dc:date>2023-12-13T10:28:06.772020267</dc:date>
    <meta:editing-duration>PT6M49S</meta:editing-duration>
    <meta:editing-cycles>1</meta:editing-cycles>
    <meta:generator>LibreOffice/7.3.7.2$Linux_X86_64 LibreOffice_project/30$Build-2</meta:generator>
    <meta:document-statistic meta:table-count="1" meta:cell-count="83" meta:object-count="0"/>
  </office:meta>
</office:document-meta>
</file>